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8000001BB4E7E6E3DF4553D24.png" manifest:media-type="image/png"/>
  <manifest:file-entry manifest:full-path="Pictures/1000000000000258000001E7567C3CA21402E8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12.5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958cm" svg:y="0.231cm" svg:width="9.825cm" svg:height="6.676cm" draw:z-index="1"><draw:image xlink:href="Pictures/1000000100000468000001BB4E7E6E3DF4553D24.png" xlink:type="simple" xlink:show="embed" xlink:actuate="onLoad" draw:mime-type="image/png"/></draw:frame></text:p>
      <text:p text:style-name="Standard"><draw:frame draw:style-name="fr2" draw:name="Imagen2" text:anchor-type="char" svg:width="15.875cm" svg:height="12.885cm" draw:z-index="0"><draw:image xlink:href="Pictures/1000000000000258000001E7567C3CA21402E8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7T12:09:33.588000000</meta:creation-date>
    <dc:date>2025-05-27T12:22:29.564000000</dc:date>
    <meta:editing-duration>PT2M4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4.2$Windows_X86_64 LibreOffice_project/728fec16bd5f605073805c3c9e7c4212a0120dc5</meta:generator>
  </office:meta>
</office:document-meta>
</file>